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Zacznę może od samej gry, czyli Buckball. Podoba mi się, że twórcom udało się wymyślić grę, w której wszystkie 3 rasy biorą aktywny udział, gdzie ich wrodzone zdolności są niezbędne, aby w ogóle skompletować drużynę. Wracając do odcinka, do tej pory nie łapię, czemu twórcy powodują, że bohaterki zapominają o słabościach i problemach swoich przyjaciółek. W szczególności tyczy się to próby wystawiania „w świetle reflektorów” Fluttershy – koniec będzie oczywisty. Faktycznie, na co dzień zdarza mi się czasami zapomnieć o czyimś problemie, ale w serialu mam wrażenie, że pojawia się to zbyt często. Gdyby nie ten zgrzyt, odcinek miałby wyższe noty, bo naprawdę przyjemnie się go ogląda. A tak jeden istotny fragment psuje całość. </text:p>
      <text:p text:style-name="P1"/>
      <text:p text:style-name="P1">Dolar84</text:p>
      <text:p text:style-name="P1">Bardzo przyjemny odcinek. Żadnych wielkich zadań do wykonania, żadnych zagrożeń dla Equestrii czy dobrobytu kucyków, po prostu przyjemna zabawa. I to jak fajnie pokazana! Ich wersja gry w dwa ognie/piłkę nożną/baseball/cokolwiek-to-było elegancko pozwoliła (że tak bezczelnie zerżnę z recenzji poprzednika) wrzucić do gry wszystkie trzy rasy i to bez umniejszania roli żadnej z nich. O ile szaleńcza gra Pinkie nie była zbytnim zaskoczeniem, to już ogono-obrona Fluttershy owszem – ale bardzo pozytywnym. Wyglądało to po prostu naturalnie. Nie można też zapomnieć o trzecim członku drużyny, który niesamowicie kojarzył mi się pod pewnym względami z Cristiano Ronaldo – też posiadał dobre umiejętności i absolutny brak <office:annotation office:name="__Annotation__7_38995280"><dc:creator>Kamila Jedrzejczyk</dc:creator><dc:date>2016-11-06T03:28:26</dc:date><text:p><text:span text:style-name="T1">xDDDDDDDDD</text:span></text:p></office:annotation>działającego mózgu<office:annotation-end office:name="__Annotation__7_38995280"/>. Co do przymuszania ich do gry przez Applejack i Rainbow, to wbrew pozorom wypadło to również „realistycznie”. W końcu wiadomo, jakiego farmerka ma hopla na punkcie rodziny i ich rywalizacji, a lotniczka jest po prostu za głupia, żeby od razu załapać, co robi nie tak. W każdym razie jest to odcinek, który spokojnie można obejrzeć więcej niż ra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1:01:49.087000000</dc:date>
    <meta:editing-duration>PT8M33S</meta:editing-duration>
    <meta:editing-cycles>1</meta:editing-cycles>
    <meta:document-statistic meta:table-count="0" meta:image-count="0" meta:object-count="0" meta:page-count="1" meta:paragraph-count="4" meta:word-count="277" meta:character-count="1829" meta:non-whitespace-character-count="1552"/>
  </office:meta>
</office:document-meta>
</file>